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text"/>
  <manifest:file-entry manifest:full-path="ObjectReplacements/Object 1" manifest:media-type=""/>
  <manifest:file-entry manifest:full-path="Object 1/manifest.rdf" manifest:media-type="application/rdf+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layoutStatus="layouted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fekte OLE Preview (Legostein)</text:p>
      <text:p text:style-name="Standard"><draw:frame draw:style-name="fr1" draw:name="Object1" text:anchor-type="paragraph" svg:x="0.005cm" svg:y="0.004cm" svg:width="16.988cm" svg:height="5.002cm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AQ_5f_ConditionalStyleTemplateExpression" style:display-name="AQ_ConditionalStyleTemplateExpression" style:family="text">
      <style:text-properties fo:color="#cccc00" loext:opacity="100%" fo:font-style="italic" fo:font-weight="bold"/>
    </style:style>
    <style:style style:name="AQ_5f_SingleTemplateExpression" style:display-name="AQ_SingleTemplateExpression" style:family="text">
      <style:text-properties fo:color="#0a94d6" loext:opacity="100%" fo:font-style="italic" fo:font-weight="bold"/>
    </style:style>
    <style:style style:name="AQ_5f_MultiTemplateExpression" style:display-name="AQ_MultiTemplateExpression" style:family="text">
      <style:text-properties fo:color="#3342b5" loext:opacity="100%" fo:font-style="italic" fo:font-weight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svg:width="9.029cm" svg:height="9.029cm" text:anchor-type="as-char" svg:x="3.985cm" svg:y="-9.029cm" style:vertical-pos="top" style:vertical-rel="baseline" style:horizontal-pos="right" style:horizontal-rel="paragraph" fo:background-color="transparent" draw:fill="none" draw:fill-color="#99ccff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7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First_20_Page" style:display-name="First Page" style:page-layout-name="Mpm1" style:next-style-name="Standard"/>
    <style:master-page style:name="Left_20_Page" style:display-name="Left Page" style:page-layout-name="Mpm4"/>
    <style:master-page style:name="Right_20_Page" style:display-name="Right Page" style:page-layout-name="Mpm5"/>
    <style:master-page style:name="Envelope" style:page-layout-name="Mpm6"/>
    <style:master-page style:name="Index" style:page-layout-name="Mpm1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1-06-28T11:35:40.39</meta:creation-date>
    <dc:date>2021-11-12T16:59:09.582000000</dc:date>
    <meta:editing-duration>PT33M24S</meta:editing-duration>
    <meta:editing-cycles>22</meta:editing-cycles>
    <meta:generator>vText.dll/7.0.1.2.0$Windows_X86_64 LibreOffice_project/8ac0b1faea5fc1dc6b47296ca0add2f9420bd4e8</meta:generator>
    <meta:document-statistic meta:table-count="0" meta:image-count="0" meta:object-count="1" meta:page-count="1" meta:paragraph-count="1" meta:word-count="4" meta:character-count="31" meta:non-whitespace-character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 Anfang</text:p>
      <text:p text:style-name="Standard">Das ist ein Word…</text:p>
      <text:p text:style-name="Standard">Text Ende Test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false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